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4b996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1349" officeooo:paragraph-rsid="006013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60e809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1349" officeooo:paragraph-rsid="00601349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19e5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6ad1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b4f3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0e80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1d12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626c7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482f8" style:font-size-asian="12pt" style:font-weight-asian="bold" style:font-size-complex="12pt" style:font-weight-complex="bold"/>
    </style:style>
    <style:style style:name="T10" style:family="text">
      <style:text-properties officeooo:rsid="0035db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19e55" style:font-weight-asian="bold" style:font-weight-complex="bold"/>
    </style:style>
    <style:style style:name="T13" style:family="text">
      <style:text-properties fo:font-weight="bold" officeooo:rsid="0060e809" style:font-weight-asian="bold" style:font-weight-complex="bold"/>
    </style:style>
    <style:style style:name="T14" style:family="text">
      <style:text-properties officeooo:rsid="0060e809"/>
    </style:style>
    <style:style style:name="T15" style:family="text">
      <style:text-properties officeooo:rsid="00619e55"/>
    </style:style>
    <style:style style:name="T16" style:family="text">
      <style:text-properties officeooo:rsid="00633b0c"/>
    </style:style>
    <style:style style:name="T17" style:family="text">
      <style:text-properties officeooo:rsid="0063aa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0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C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4">3</text:span><text:span text:style-name="T2">0</text:span><text:span text:style-name="T9">6</text:span><text:span text:style-name="T1"> -</text:span><text:span text:style-name="T3"> </text:span><text:span text:style-name="T4">Flight </text:span><text:span text:style-name="T3">-</text:span><text:span text:style-name="T1"> </text:span><text:span text:style-name="T5">Navigation</text:span><text:span text:style-name="T6"> </text:span><text:span text:style-name="T7">information and displays</text:span></text:p>
      <text:p text:style-name="P5"/>
      <text:p text:style-name="P8">Navigation information on HUD</text:p>
      <text:list xml:id="list1471513282" text:style-name="L1">
        <text:list-item>
          <text:p text:style-name="P9">Small circle is drawn at Sequence Point location (or diamond for Target Point).</text:p>
        </text:list-item>
        <text:list-item>
          <text:p text:style-name="P9"><text:span text:style-name="T11">Nav data block</text:span> in lower right shows <text:span text:style-name="T15">steering</text:span><text:span text:style-name="T14"> mode and </text:span>currently selected Sequence Point, distance in nmi, and ETE or ETA (toggle in UFC DATA 1 menu).</text:p>
        </text:list-item>
      </text:list>
      <text:p text:style-name="P6"/>
      <text:p text:style-name="P8">Navigation information on HSI</text:p>
      <text:list xml:id="list175827072169847" text:continue-numbering="true" text:style-name="L1">
        <text:list-item>
          <text:p text:style-name="P9"><text:span text:style-name="T15">Current Sequence Point </text:span><text:span text:style-name="T12">bearing</text:span><text:span text:style-name="T11"> pointer</text:span> is <text:span text:style-name="T11">small blue triangle</text:span> on outside of compass ring.</text:p>
        </text:list-item>
        <text:list-item>
          <text:p text:style-name="P9">Current Sequence Point <text:span text:style-name="T11">location</text:span> is shown as a <text:span text:style-name="T11">small blue circle</text:span> (adjust range with <text:span text:style-name="T11">RNG</text:span> OSBs). <text:s/>Only currently selected point is shown, unlike on TSD.</text:p>
        </text:list-item>
        <text:list-item>
          <text:p text:style-name="P9">If <text:span text:style-name="T11">AUTO SEQ</text:span> is boxed, next Sequence Point will be automatically selected when flying past current point.</text:p>
        </text:list-item>
        <text:list-item>
          <text:p text:style-name="P9"><text:span text:style-name="T11">Nav data block</text:span> in lower right shows<text:span text:style-name="T14"> </text:span><text:span text:style-name="T15">steering</text:span><text:span text:style-name="T14"> mode and</text:span> currently selected Sequence Point, bearing and distance in nmi, and ETE or ETA (toggle in UFC DATA 1 menu??).</text:p>
        </text:list-item>
        <text:list-item>
          <text:p text:style-name="P9">Change <text:span text:style-name="T15">steering mode (</text:span>what is used for navigation destination<text:span text:style-name="T15">)</text:span> with OSBs:</text:p>
          <text:list>
            <text:list-item>
              <text:p text:style-name="P9"><text:span text:style-name="T11">HDG</text:span> -- Navigate to commanded heading. <text:s/>Change heading with L1 and L2 OSBs (press to increment, or take value from scratchpad)<text:span text:style-name="T14">. <text:s/>Not fully functional yet.</text:span></text:p>
            </text:list-item>
            <text:list-item>
              <text:p text:style-name="P9"><text:span text:style-name="T11">ALG</text:span> -- Autonomous Landing Guidance. <text:span text:style-name="T14"><text:s/>Not implemented yet.</text:span></text:p>
            </text:list-item>
            <text:list-item>
              <text:p text:style-name="P9"><text:span text:style-name="T11">TCN</text:span><text:span text:style-name="T13">/CRS</text:span> -- TACAN<text:span text:style-name="T14"> or Course through selected Sequence Point, press to toggle</text:span>. <text:s/>See <text:span text:style-name="T14">other section </text:span>for TACAN navigation.</text:p>
            </text:list-item>
            <text:list-item>
              <text:p text:style-name="P9"><text:span text:style-name="T11">ILST</text:span> -- ILS using TACAN station as distance reference.<text:span text:style-name="T14"> <text:s/>See other section for ILS landing.</text:span></text:p>
            </text:list-item>
            <text:list-item>
              <text:p text:style-name="P9"><text:span text:style-name="T11">GT </text:span>-- Ground Track. <text:span text:style-name="T14">Wind-corrected heading using HDG and CRS. <text:s/>Wind direction comes from data in UFC DATA menu. <text:s/>TODO more details...</text:span></text:p>
            </text:list-item>
            <text:list-item>
              <text:p text:style-name="P9"><text:span text:style-name="T11">ILSN</text:span> -- ILS using distance to airfield Steer Point as distance reference. <text:s/><text:span text:style-name="T14">See other section for ILS landing.</text:span></text:p>
            </text:list-item>
            <text:list-item>
              <text:p text:style-name="P9"><text:span text:style-name="T11">NAV</text:span> -- Navigate to selected Sequence Point. <text:s/><text:span text:style-name="T11">Default mode.</text:span><text:span text:style-name="T14"> <text:s/>NOTE Command heading cannot be changed in NAV mode, it's always fixed to the Sequence Point bearing.</text:span></text:p>
            </text:list-item>
          </text:list>
        </text:list-item>
      </text:list>
      <text:p text:style-name="P4"/>
      <text:p text:style-name="P8">Navigation information on TSD</text:p>
      <text:list text:style-name="L2">
        <text:list-item>
          <text:p text:style-name="P10">TSD shows a moving map and the entire flight plan Route and all points.</text:p>
        </text:list-item>
        <text:list-item>
          <text:p text:style-name="P10">TSD page OSBs:</text:p>
          <text:list>
            <text:list-item>
              <text:p text:style-name="P10">T1 -- no function</text:p>
            </text:list-item>
            <text:list-item>
              <text:p text:style-name="P10">T2 -- Inverse video, only available on monochrome MFDs. <text:s/>May be better for night.</text:p>
            </text:list-item>
            <text:list-item>
              <text:p text:style-name="P10">T3 -- Cycles declutter level.</text:p>
            </text:list-item>
            <text:list-item>
              <text:p text:style-name="P10">T4 -- Increments Sequence Points, or takes Sequence Point from scratchpad.</text:p>
            </text:list-item>
            <text:list-item>
              <text:p text:style-name="P10">T5 -- Toggles North Up or Track Up.</text:p>
            </text:list-item>
            <text:list-item>
              <text:p text:style-name="P12">L1 -- Shows rings around selected threat point. <text:s/>Not implemented yet.</text:p>
            </text:list-item>
            <text:list-item>
              <text:p text:style-name="P12">L2 -- Shows shading overlay showing LOS to selected threat point. <text:s/>Not implemented yet.</text:p>
            </text:list-item>
            <text:list-item>
              <text:p text:style-name="P12">L3 -- Shows shading overlay showing elevation relative to aircraft. <text:s/>Not implemented yet.</text:p>
            </text:list-item>
            <text:list-item>
              <text:p text:style-name="P12">L4 -- Shows curved route lines based on bank angle and ground speed. <text:s/>Not implemented yet.</text:p>
            </text:list-item>
            <text:list-item>
              <text:p text:style-name="P12">L5 -- Selects ground speed to be used with bank angle. <text:s/>Not implemented yet.</text:p>
            </text:list-item>
            <text:list-item>
              <text:p text:style-name="P11">R1 -- Cycles between <text:span text:style-name="T16">4</text:span> zoom levels <text:span text:style-name="T17">(1x, 1.25x, 1.5x, 2x) </text:span>(doesn't affect range selection).</text:p>
            </text:list-item>
            <text:list-item>
              <text:p text:style-name="P11">R2 and R3 -- Change range scale.</text:p>
            </text:list-item>
            <text:list-item>
              <text:p text:style-name="P11">R4 -- Record screen. <text:s/>Not implemented.</text:p>
            </text:list-item>
            <text:list-item>
              <text:p text:style-name="P11">R5 -- MFD menu button.</text:p>
            </text:list-item>
            <text:list-item>
              <text:p text:style-name="P10">B1 -- Toggles aircraft shown at bottom of display or centered.</text:p>
            </text:list-item>
            <text:list-item>
              <text:p text:style-name="P12">B2 -- Cycles cueing mode so you can cue a sensor from the TSD. <text:s/>Not implemented yet.</text:p>
            </text:list-item>
            <text:list-item>
              <text:p text:style-name="P10">B3 -- no function</text:p>
            </text:list-item>
            <text:list-item>
              <text:p text:style-name="P10">B4 -- Cycles Routes (A, B, or C).</text:p>
            </text:list-item>
            <text:list-item>
              <text:p text:style-name="P10">B5 -- no function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5T17:58:26.013000000</dc:date>
    <meta:editing-duration>P3DT11H26M58S</meta:editing-duration>
    <meta:editing-cycles>8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5" meta:word-count="545" meta:character-count="2990" meta:non-whitespace-character-count="2506"/>
  </office:meta>
</office:document-meta>
</file>